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a64d79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0.74pt solid #ff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ff0000" style:diagonal-bl-tr="none" style:diagonal-tl-br="none" fo:border-left="0.74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1c4587" style:direction="ltr" fo:border-right="0.74pt solid #1c4587" style:rotation-angle="0" style:rotation-align="none" style:shrink-to-fit="false" fo:border-top="0.74pt solid #1c4587" style:vertical-align="middle" style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74pt solid #1c458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c4587" fo:background-color="#ffffff" style:diagonal-bl-tr="none" style:diagonal-tl-br="none" style:text-align-source="fix" style:repeat-content="false" fo:wrap-option="no-wrap" fo:border-left="0.74pt solid #1c4587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1c4587" style:diagonal-bl-tr="none" style:diagonal-tl-br="none" fo:border-left="0.74pt solid #1c458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ff0000" style:rotation-align="none" fo:border-top="0.74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1c4587" style:rotation-align="none" fo:border-top="0.74pt solid #1c458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1c458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1c4587" fo:background-color="#ead1dc" style:diagonal-bl-tr="none" style:diagonal-tl-br="none" style:text-align-source="fix" style:repeat-content="false" fo:wrap-option="no-wrap" fo:border-left="none" style:direction="ltr" fo:border-right="0.74pt solid #1c4587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1c4587" style:diagonal-bl-tr="none" style:diagonal-tl-br="none" fo:border-left="none" fo:border-right="0.74pt solid #1c458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f0000" style:diagonal-bl-tr="none" style:diagonal-tl-br="none" fo:border-left="none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3" table:number-rows-spanned="2">
            <text:p>DIV 1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number-columns-repeated="2"/>
          <table:covered-table-cell table:number-columns-repeated="13"/>
          <table:table-cell table:number-columns-repeated="1009"/>
        </table:table-row>
        <table:table-row table:style-name="ro2">
          <table:table-cell table:number-columns-repeated="2"/>
          <table:table-cell table:style-name="ce5" office:value-type="percentage" office:value="0.05" calcext:value-type="percentage" table:number-columns-spanned="1" table:number-rows-spanned="17">
            <text:p>5%</text:p>
          </table:table-cell>
          <table:table-cell table:style-name="ce6" office:value-type="string" calcext:value-type="string" table:number-columns-spanned="11" table:number-rows-spanned="2">
            <text:p>40px</text:p>
          </table:table-cell>
          <table:covered-table-cell table:number-columns-repeated="9" table:style-name="ce10"/>
          <table:covered-table-cell table:style-name="ce18"/>
          <table:table-cell table:style-name="ce5" office:value-type="percentage" office:value="0.05" calcext:value-type="percentage" table:number-columns-spanned="1" table:number-rows-spanned="17">
            <text:p>5%</text:p>
          </table:table-cell>
          <table:table-cell table:number-columns-repeated="1009"/>
        </table:table-row>
        <table:table-row table:style-name="ro2">
          <table:table-cell table:number-columns-repeated="2"/>
          <table:covered-table-cell/>
          <table:covered-table-cell table:style-name="ce7"/>
          <table:covered-table-cell table:number-columns-repeated="9"/>
          <table:covered-table-cell table:style-name="ce19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8" office:value-type="string" calcext:value-type="string" table:number-columns-spanned="2" table:number-rows-spanned="5">
            <text:p>DIV 2</text:p>
          </table:table-cell>
          <table:covered-table-cell/>
          <table:table-cell table:style-name="ce13" office:value-type="string" calcext:value-type="string" table:number-columns-spanned="1" table:number-rows-spanned="5">
            <text:p>30px</text:p>
          </table:table-cell>
          <table:table-cell table:style-name="ce4" office:value-type="string" calcext:value-type="string" table:number-columns-spanned="2" table:number-rows-spanned="5">
            <text:p>DIV 2</text:p>
          </table:table-cell>
          <table:covered-table-cell/>
          <table:table-cell table:style-name="ce13" office:value-type="string" calcext:value-type="string" table:number-columns-spanned="1" table:number-rows-spanned="5">
            <text:p>30px</text:p>
          </table:table-cell>
          <table:table-cell table:style-name="ce4" office:value-type="string" calcext:value-type="string" table:number-columns-spanned="2" table:number-rows-spanned="5">
            <text:p>DIV 2</text:p>
          </table:table-cell>
          <table:covered-table-cell/>
          <table:table-cell table:style-name="ce13" office:value-type="string" calcext:value-type="string" table:number-columns-spanned="1" table:number-rows-spanned="5">
            <text:p>30px</text:p>
          </table:table-cell>
          <table:table-cell table:style-name="ce14" office:value-type="string" calcext:value-type="string" table:number-columns-spanned="2" table:number-rows-spanned="8">
            <text:p>DIV 3</text:p>
          </table:table-cell>
          <table:covered-table-cell table:style-name="ce20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covered-table-cell table:style-name="ce7"/>
          <table:covered-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covered-table-cell table:style-name="ce7"/>
          <table:covered-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covered-table-cell table:style-name="ce7"/>
          <table:covered-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covered-table-cell table:style-name="ce7"/>
          <table:covered-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style-name="ce11"/>
          <table:table-cell table:number-columns-repeated="7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8"/>
          <table:table-cell table:style-name="ce16" table:number-columns-spanned="1" table:number-rows-spanned="3"/>
          <table:table-cell table:style-name="ce22" office:value-type="string" calcext:value-type="string" table:number-columns-spanned="1" table:number-rows-spanned="3">
            <text:p>DIV4</text:p>
            <text:p/>
          </table:table-cell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8"/>
          <table:covered-table-cell table:style-name="ce15"/>
          <table:covered-table-cell table:style-name="ce21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8"/>
          <table:covered-table-cell table:style-name="ce17"/>
          <table:covered-table-cell table:style-name="ce23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9"/>
          <table:table-cell table:style-name="ce19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9"/>
          <table:table-cell table:style-name="ce19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7"/>
          <table:table-cell table:number-columns-repeated="9"/>
          <table:table-cell table:style-name="ce19"/>
          <table:covered-table-cell/>
          <table:table-cell table:number-columns-repeated="1009"/>
        </table:table-row>
        <table:table-row table:style-name="ro2">
          <table:table-cell table:number-columns-repeated="2"/>
          <table:covered-table-cell/>
          <table:table-cell table:style-name="ce9"/>
          <table:table-cell table:style-name="ce12" table:number-columns-repeated="9"/>
          <table:table-cell table:style-name="ce24"/>
          <table:covered-table-cell/>
          <table:table-cell table:number-columns-repeated="1009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26" table:number-rows-spanned="1">
            <text:p>Criteria</text:p>
            <text:p/>
          </table:table-cell>
          <table:covered-table-cell table:number-columns-repeated="25"/>
          <table:table-cell table:number-columns-repeated="998"/>
        </table:table-row>
        <table:table-row table:style-name="ro5">
          <table:table-cell table:style-name="ce3" table:number-columns-spanned="26" table:number-rows-spanned="1"/>
          <table:covered-table-cell table:number-columns-repeated="25"/>
          <table:table-cell table:number-columns-repeated="998"/>
        </table:table-row>
        <table:table-row table:style-name="ro5">
          <table:table-cell table:style-name="ce3" table:number-columns-spanned="26" table:number-rows-spanned="1"/>
          <table:covered-table-cell table:number-columns-repeated="25"/>
          <table:table-cell table:number-columns-repeated="998"/>
        </table:table-row>
        <table:table-row table:style-name="ro6" table:number-rows-repeated="7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4:07:00.06897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23T14:07:20.777786403</dc:date>
    <meta:editing-duration>P0D</meta:editing-duration>
    <meta:editing-cycles>1</meta:editing-cycles>
    <meta:document-statistic meta:table-count="1" meta:cell-count="13" meta:object-count="0"/>
  </office:meta>
</office:document-meta>
</file>